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5.4cm" draw:visible-area-height="5.793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5.399cm" svg:height="5.794cm" svg:x="1.101cm" svg:y="1.206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1:29:36.83</dc:date>
    <meta:editing-duration>PT10S</meta:editing-duration>
    <meta:editing-cycles>1</meta:editing-cycles>
    <meta:document-statistic meta:object-count="1"/>
    <meta:generator>OpenOffice.org/3.3$Win32 OpenOffice.org_project/330m20$Build-9567</meta:generator>
  </office:meta>
</office:document-meta>
</file>